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595c" officeooo:paragraph-rsid="001e595c"/>
    </style:style>
    <style:style style:name="P2" style:family="paragraph" style:parent-style-name="Standard">
      <style:text-properties officeooo:rsid="001e595c" officeooo:paragraph-rsid="001e595c"/>
    </style:style>
    <style:style style:name="P3" style:family="paragraph" style:parent-style-name="Standard">
      <style:text-properties officeooo:rsid="001e595c" officeooo:paragraph-rsid="001ef069"/>
    </style:style>
    <style:style style:name="P4" style:family="paragraph" style:parent-style-name="Standard">
      <style:text-properties officeooo:rsid="001e5e73" officeooo:paragraph-rsid="001e5e73"/>
    </style:style>
    <style:style style:name="P5" style:family="paragraph" style:parent-style-name="Standard">
      <style:text-properties officeooo:paragraph-rsid="001e5e73"/>
    </style:style>
    <style:style style:name="P6" style:family="paragraph" style:parent-style-name="Standard">
      <style:text-properties officeooo:rsid="001ef069" officeooo:paragraph-rsid="001ef069"/>
    </style:style>
    <style:style style:name="P7" style:family="paragraph" style:parent-style-name="Standard">
      <style:text-properties officeooo:paragraph-rsid="001ef069"/>
    </style:style>
    <style:style style:name="P8" style:family="paragraph" style:parent-style-name="Standard">
      <style:text-properties officeooo:rsid="0020e218" officeooo:paragraph-rsid="0020e218"/>
    </style:style>
    <style:style style:name="T1" style:family="text">
      <style:text-properties officeooo:rsid="001e5e73"/>
    </style:style>
    <style:style style:name="T2" style:family="text">
      <style:text-properties officeooo:rsid="001ef06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ccia 10 Giugno 2014</text:p>
      <text:p text:style-name="P1"/>
      <text:p text:style-name="P4">DOMANDA 2</text:p>
      <text:p text:style-name="P4"/>
      <text:p text:style-name="P5"><text:span text:style-name="T1">Quando due processi tentano di accedere alla zona critica bisogna stabilire quale dei due puo’ entrare poiche’ soltanto ad uno per volta e’ consentito di lavorare sulla sezione critica. Wait() e Signal() sono funzioni che, rispettivamente, Decrementano ed aumentano un contatore (</text:span><text:span text:style-name="T2">S</text:span><text:span text:style-name="T1">) intero positivo. </text:span><text:span text:style-name="T2">Per ogni processo che deve eseguire operazioni nella sezione critica la wait diminuisce di 1 il contatore, che quando arriva a 0 indica che tutte le risorse di sistema sono occupate. Ad ogni rilascio invece l’operazione signal aumenta il contatore di 1.</text:span></text:p>
      <text:p text:style-name="P5"/>
      <text:p text:style-name="P6">una possibile implementazione e’ </text:p>
      <text:p text:style-name="P6">wait(s){</text:p>
      <text:p text:style-name="P7"><text:span text:style-name="T2"><text:tab/>while s &lt;= 0</text:span></text:p>
      <text:p text:style-name="P6"><text:tab/><text:tab/>niente;</text:p>
      <text:p text:style-name="P6"><text:tab/></text:p>
      <text:p text:style-name="P6"><text:tab/>s--;<text:tab/></text:p>
      <text:p text:style-name="P6">}</text:p>
      <text:p text:style-name="P6"/>
      <text:p text:style-name="P6">signal(s){</text:p>
      <text:p text:style-name="P6"><text:tab/>s++;</text:p>
      <text:p text:style-name="P6">}</text:p>
      <text:p text:style-name="P1"/>
      <text:p text:style-name="P1"/>
      <text:p text:style-name="P6">DOMANDA 3</text:p>
      <text:p text:style-name="P6"/>
      <text:p text:style-name="P6">Si possono avere due tipi di segmentazione, interna ed esterna.</text:p>
      <text:p text:style-name="P6">La segmentazione e’ esterna quando c’e’ abbastanza spazio per soddisfare delle richieste ma non contiguo, nel caso peggiore si puo’ perdere fino ad 1/3 della memoria totale. Una tecnica per evitare questo tipo di frammentazione e’ quella della compattazione, ovvero spostare tutti i processi da un lato della memoria spostando tutti i buchi dalla parte opposta e generando un solo buco piu’ grande e meglio sfruttabile.</text:p>
      <text:p text:style-name="P6"/>
      <text:p text:style-name="P8">La frammentazione interna si ha quando un buco e’ sufficiente ad ospitare una richiesta ma questa ne lascia scoperta una piccola parte. Per tenere traccia della parte scoperta si genera un overhead piuttosto pesante. Per ovviare a questo problema basta suddividere la memoria in diverse locazioni di dimensione fissa, in questo modo bastera’ fare la differenza tra la dimensione della locazione e lo spazio allocato per ottenere tutto il restante spazio frammentato.</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4T18:02:21.850439626</meta:creation-date>
    <meta:editing-duration>PT4M14S</meta:editing-duration>
    <meta:editing-cycles>2</meta:editing-cycles>
    <meta:generator>LibreOffice/6.4.7.2$Linux_X86_64 LibreOffice_project/40$Build-2</meta:generator>
    <dc:date>2021-11-14T18:27:03.473527191</dc:date>
    <meta:document-statistic meta:table-count="0" meta:image-count="0" meta:object-count="0" meta:page-count="1" meta:paragraph-count="17" meta:word-count="258" meta:character-count="1628" meta:non-whitespace-character-count="1379"/>
  </office:meta>
</office:document-meta>
</file>